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rtTable.mouseExited( Mous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SortTable.mousePressed( Mous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SortTable.JSor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rtTable.getSortedColumn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rtTable.mouseReleased( Mous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SortTable.isSortedColumnAsc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rtTable.JSortTable( SortTable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rtTable.mouseEntered( Mous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SortTable.mouseClicked( MouseEvent ev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SortTable.scrollToRow( int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rtTable.scrollTo( final int row , final int co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rtTable.updateSortedColum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SortTable.JSortTable( SortTableModel model , TableColumnModel colModel , ListSelectionModel sel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rtTable.setSortedColumnIndex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rtTable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rtTable.initSor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rtTable.JSortTable( SortTableModel model , TableColumnModel col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